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3" style:family="paragraph" style:parent-style-name="Standard">
      <style:paragraph-properties fo:margin-top="0in" fo:margin-bottom="0in" fo:line-height="150%"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4" style:family="paragraph" style:parent-style-name="Standard">
      <style:paragraph-properties fo:margin-top="0in" fo:margin-bottom="0in" fo:line-height="150%" fo:text-align="justify" style:justify-single-word="false"/>
    </style:style>
    <style:style style:name="P5" style:family="paragraph" style:parent-style-name="List_20_Paragraph">
      <style:paragraph-properties fo:line-height="150%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6" style:family="paragraph" style:parent-style-name="List_20_Paragraph">
      <style:paragraph-properties fo:margin-left="0.7398in" fo:margin-right="0in" fo:text-align="justify" style:justify-single-word="false" fo:text-indent="0in" style:auto-text-indent="false"/>
      <style:text-properties style:font-name="Times New Roman" fo:font-size="14pt" fo:language="uk" fo:country="UA" style:font-size-asian="14pt" style:font-size-complex="14pt"/>
    </style:style>
    <style:style style:name="P7" style:family="paragraph" style:parent-style-name="List_20_Paragraph">
      <style:paragraph-properties fo:margin-left="0.4925in" fo:margin-right="0in" fo:text-align="justify" style:justify-single-word="false" fo:text-indent="0in" style:auto-text-indent="false"/>
    </style:style>
    <style:style style:name="P8" style:family="paragraph" style:parent-style-name="List_20_Paragraph">
      <style:paragraph-properties fo:margin-left="0.4925in" fo:margin-right="0in" fo:text-align="justify" style:justify-single-word="false" fo:text-indent="0in" style:auto-text-indent="false"/>
      <style:text-properties style:font-name="Times New Roman" fo:language="uk" fo:country="UA" style:text-underline-style="solid" style:text-underline-width="auto" style:text-underline-color="font-color"/>
    </style:style>
    <style:style style:name="P9" style:family="paragraph" style:parent-style-name="List_20_Paragraph" style:master-page-name="">
      <style:paragraph-properties fo:margin-left="0.4925in" fo:margin-right="0in" fo:text-align="justify" style:justify-single-word="false" fo:orphans="2" fo:widows="2" fo:text-indent="0in" style:auto-text-indent="false" style:page-number="auto" style:writing-mode="lr-tb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language="uk" fo:country="UA" style:font-size-asian="14pt" style:font-size-complex="14pt"/>
    </style:style>
    <style:style style:name="P11" style:family="paragraph" style:parent-style-name="List_20_Paragraph" style:list-style-name="WWNum1">
      <style:paragraph-properties fo:line-height="150%" fo:text-align="justify" style:justify-single-word="false"/>
    </style:style>
    <style:style style:name="P12" style:family="paragraph" style:parent-style-name="List_20_Paragraph" style:list-style-name="WWNum1">
      <style:paragraph-properties fo:line-height="150%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T1" style:family="text">
      <style:text-properties style:font-name="Times New Roman" fo:font-size="14pt" fo:language="uk" fo:country="UA" style:font-size-asian="14pt" style:font-size-complex="14pt"/>
    </style:style>
    <style:style style:name="T2" style:family="text">
      <style:text-properties style:font-name="Times New Roman" fo:font-size="14pt" fo:language="uk" fo:country="UA" style:text-underline-style="solid" style:text-underline-width="auto" style:text-underline-color="font-color" style:font-size-asian="14pt"/>
    </style:style>
    <style:style style:name="T3" style:family="text">
      <style:text-properties style:font-name="Times New Roman" fo:font-size="14pt" fo:language="uk" fo:country="UA" style:text-underline-style="solid" style:text-underline-width="auto" style:text-underline-color="font-color" style:font-size-asian="14pt" style:font-size-complex="14pt"/>
    </style:style>
    <style:style style:name="T4" style:family="text">
      <style:text-properties style:font-name="Times New Roman" fo:font-size="14pt" style:text-underline-style="solid" style:text-underline-width="auto" style:text-underline-color="font-color" style:font-size-asian="14pt"/>
    </style:style>
    <style:style style:name="T5" style:family="text">
      <style:text-properties style:font-name="Times New Roman" fo:font-size="14pt" fo:language="en" fo:country="GB" style:font-size-asian="14pt" style:font-size-complex="14pt"/>
    </style:style>
    <style:style style:name="T6" style:family="text">
      <style:text-properties style:font-name="Times New Roman" fo:font-size="10pt" fo:language="uk" fo:country="UA" style:font-size-asian="10pt" style:font-size-complex="10pt"/>
    </style:style>
    <style:style style:name="T7" style:family="text">
      <style:text-properties fo:language="uk" fo:country="U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Дніпропетровський національний університет ім. Олеся Гончара</text:p>
      <text:p text:style-name="P2">Кафедра комп’ютерних технологій</text:p>
      <text:p text:style-name="P3"/>
      <text:p text:style-name="P3">РЕЦЕНЗІЯ</text:p>
      <text:p text:style-name="P3">на випускну кваліфікаційну роботу бакалавра</text:p>
      <text:p text:style-name="P3"/>
      <text:p text:style-name="P4"><text:span text:style-name="T1">Здобувач вищої освіти: </text:span><text:span text:style-name="T3">Лелека Ігор Андрійович <text:tab/><text:tab/><text:tab/><text:tab/></text:span></text:p>
      <text:p text:style-name="P1"><text:span text:style-name="T1">Тема:</text:span><text:span text:style-name="T3"><text:tab/>Розробка Інтернет-сайту Центру олімпіад (РДЦУСО) при ДНУ імені О. Гончара.</text:span></text:p>
      <text:p text:style-name="P1"><text:span text:style-name="T1">Спеціальність (напрям підготовки), група: </text:span><text:span text:style-name="T3"><text:s/></text:span><text:span text:style-name="T2">6.040302</text:span><text:span text:style-name="T3">, <text:s/>Інформатика, <text:s/>ПК-13-1</text:span></text:p>
      <text:p text:style-name="P1"><text:span text:style-name="T1">Обсяг випускної кваліфікаційної роботи: </text:span><text:span text:style-name="T3"><text:s/>сторінок<text:tab/><text:tab/><text:tab/><text:tab/><text:tab/></text:span></text:p>
      <text:p text:style-name="P1"><text:span text:style-name="T1">Кількість сторінок пояснювальної записки: </text:span><text:span text:style-name="T3"><text:s/>сторінок<text:tab/><text:tab/><text:tab/><text:tab/></text:span></text:p>
      <text:list xml:id="list8574420018080742212" text:style-name="WWNum1">
        <text:list-item>
          <text:p text:style-name="P11"><text:span text:style-name="T1">Короткий зміст випускної кваліфікаційної роботи та прийнятих рішень </text:span><text:span text:style-name="T2">Дипломна робота студента присвячена розробці сайту олімпіадного центру. Основна частина роботи складається з трьох розділів. Перший розділ містить досить докладний та кваліфікований аналіз теоретичних відомостей про технології та інструменти, що використовуються <text:s/>для створення сайтів, а також архітектуру програми. У другому розділі дипломної роботи автор детально описує структуру програми, сайту</text:span><text:span text:style-name="T7">. </text:span><text:span text:style-name="T2">У третьому розділі описана програмна реалізація програми. Детально розглянута архітектура та проектування бази даних. Автор детально розглядає кожен шар програми та наводить приклади коду. Також складено детальне керівництво користувача.</text:span></text:p>
        </text:list-item>
        <text:list-item>
          <text:p text:style-name="P11"><text:span text:style-name="T1">Висновок про відповідність випускної кваліфікаційної роботи завданню. </text:span><text:span text:style-name="T3">Випускна кваліфікаційна робота в основному відповідає поставленому завданню.</text:span></text:p>
        </text:list-item>
        <text:list-item>
          <text:p text:style-name="P11"><text:soft-page-break/><text:span text:style-name="T1">Характеристика виконання кожного розділу роботи, рівень відповідності останнім досягненням науки і техніки та передовим методам роботи. </text:span><text:span text:style-name="T2">Дана <text:s/>робота свідчить про те,що студент Лелека І.А. </text:span><text:span text:style-name="T4">повн</text:span><text:span text:style-name="T2">істю впорався із поставленою задачею. </text:span></text:p>
        </text:list-item>
        <text:list-item>
          <text:p text:style-name="P12">Негативні особливості виконання роботи :</text:p>
        </text:list-item>
        <text:list-item>
          <text:p text:style-name="P11"><text:span text:style-name="T1">Позитивні особливості виконання роботи </text:span><text:span text:style-name="T3">Дипломна робота має практичну направленість.<text:tab/><text:tab/><text:tab/></text:span><text:bookmark text:name="_GoBack"/><text:span text:style-name="T3"><text:tab/><text:tab/><text:tab/></text:span></text:p>
        </text:list-item>
        <text:list-item>
          <text:p text:style-name="P11"><text:span text:style-name="T1">Оцінка графічного оформлення та пояснювальної записки. Г</text:span><text:span text:style-name="T3">рафічне оформлення та пояснювальна записка відповідає вимогам.<text:tab/><text:tab/></text:span></text:p>
        </text:list-item>
        <text:list-item>
          <text:p text:style-name="P11"><text:span text:style-name="T1">Загальний відзив про роботу. </text:span><text:span text:style-name="T3">Автор дипломної роботи проявив самостійність при її виконанні. Дана робота відповідає усім вимогам, що стосуються дипломних робіт за спеціальністю «Інформатика».</text:span></text:p>
        </text:list-item>
        <text:list-item>
          <text:p text:style-name="P11"><text:span text:style-name="T1">Інші зауваження</text:span><text:span text:style-name="T3"> <text:tab/><text:tab/><text:tab/><text:tab/><text:tab/><text:tab/><text:tab/><text:tab/><text:tab/> <text:s text:c="2"/></text:span></text:p>
        </text:list-item>
        <text:list-item>
          <text:p text:style-name="P11"><text:span text:style-name="T1">Оцінка випускної кваліфікаційної роботи. </text:span><text:span text:style-name="T3">Дана</text:span><text:span text:style-name="T2"> дипломна робота студента Лелеки І.А. задовольняє вимогам, які виставляються до дипломних робіт бакалаврів за фахом «Інформатика» та заслуговує оцінки «відмінно». <text:tab/><text:tab/><text:tab/><text:tab/><text:tab/><text:tab/><text:tab/></text:span></text:p>
        </text:list-item>
      </text:list>
      <text:p text:style-name="P5"/>
      <text:p text:style-name="P6"/>
      <text:p text:style-name="P9"><text:span text:style-name="T1">Рецензент <text:s text:c="2"/></text:span><text:span text:style-name="T3"><text:s text:c="24"/></text:span><text:span text:style-name="T1">кандидат фіз.-мат. наук <text:s text:c="13"/>Д</text:span><text:span text:style-name="T5">'</text:span><text:span text:style-name="T1">яченко М.П. </text:span></text:p>
      <text:p text:style-name="P7"><text:span text:style-name="T1"><text:s text:c="27"/></text:span><text:span text:style-name="T6">(підпис)</text:span></text:p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uk" fo:country="UA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uk" fo:country="UA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alibri" fo:language="ru" fo:country="RU" style:font-name-asian="Times New Roman1" style:language-asian="ru" style:country-asian="RU" style:font-name-complex="Times New Roman1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 style:font-name-complex="Times New Roman1"/>
    </style:style>
    <style:style style:name="ListLabel_20_2" style:display-name="ListLabel 2" style:family="text">
      <style:text-properties style:font-name-complex="Times New Roman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text:style-name="ListLabel_20_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text:style-name="ListLabel_20_2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text:style-name="ListLabel_20_2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text:style-name="ListLabel_20_2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text:style-name="ListLabel_20_2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7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</meta:initial-creator>
    <dc:creator>Ihor Leleka</dc:creator>
    <meta:editing-cycles>7</meta:editing-cycles>
    <meta:print-date>2016-06-09T18:20:00</meta:print-date>
    <meta:creation-date>2016-06-09T17:52:00</meta:creation-date>
    <dc:date>2017-06-15T20:26:40.88</dc:date>
    <meta:editing-duration>PT12M3S</meta:editing-duration>
    <meta:generator>OpenOffice/4.1.3$Win32 OpenOffice.org_project/413m1$Build-9783</meta:generator>
    <meta:document-statistic meta:table-count="0" meta:image-count="0" meta:object-count="0" meta:page-count="2" meta:paragraph-count="20" meta:word-count="273" meta:character-count="235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